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family="'Courier New'" style:font-family-generic="modern" style:font-pitch="fixed"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family="Arial" style:font-family-generic="swiss" style:font-pitch="variable" fo:font-size="22pt" style:font-size-asian="22pt" style:font-size-complex="22pt"/>
    </style:style>
    <style:style style:name="T2" style:family="text">
      <style:text-properties fo:font-family="'Courier New'" style:font-family-generic="modern" style:font-pitch="fixed" fo:font-size="22pt" style:font-size-asian="22pt" style:font-size-complex="22pt"/>
    </style:style>
    <style:style style:name="T3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family="'Courier New'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</text:p>
          </draw:text-box>
        </draw:frame>
        <draw:frame presentation:style-name="pr2" draw:layer="layout" svg:width="24.639cm" svg:height="12.178cm" svg:x="1.4cm" svg:y="4.914cm" presentation:class="subtitle">
          <draw:text-box>
            <text:p/>
            <text:p>C Tutoring</text:p>
            <text:p/>
            <text:p>20th January 2016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f Statement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hese take the form :-</text:span></text:p>
                <text:p><text:span text:style-name="T1"/></text:p>
                <text:p><text:span text:style-name="T2">if (something == somethingElse) {</text:span></text:p>
                <text:list>
                  <text:list-header>
                    <text:p><text:span text:style-name="T2">// code here gets extecuted if the comparison</text:span></text:p>
                    <text:p><text:span text:style-name="T2">// is </text:span><text:span text:style-name="T3">true</text:span></text:p>
                    <text:p><text:span text:style-name="T4">doSomething();</text:span></text:p>
                    <text:p><text:span text:style-name="T4">}</text:span></text:p>
                  </text:list-header>
                </text:list>
                <text:p><text:span text:style-name="T4">else {</text:span></text:p>
                <text:list>
                  <text:list-header>
                    <text:p><text:span text:style-name="T4">// code here gets executed if the comparison</text:span></text:p>
                    <text:p><text:span text:style-name="T2">// is </text:span><text:span text:style-name="T3">not true</text:span></text:p>
                    <text:p><text:span text:style-name="T4">doSomeOtherThing();</text:span></text:p>
                    <text:p><text:span text:style-name="T4">}</text:span></text:p>
                  </text:list-header>
                  <text:list-item>
                    <text:p><text:span text:style-name="T4">ff</text:span></text:p>
                  </text:list-item>
                  <text:list-item>
                    <text:p><text:span text:style-name="T4">ff</text:span></text:p>
                  </text:list-item>
                  <text:list-item>
                    <text:p><text:span text:style-name="T4">ff</text:span></text:p>
                  </text:list-item>
                  <text:list-item>
                    <text:p><text:span text:style-name="T4"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cap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Last time we looked at -</text:span></text:p>
                <text:p><text:span text:style-name="T2"/></text:p>
              </text:list-item>
              <text:list-item>
                <text:p><text:span text:style-name="T5">for loops</text:span></text:p>
              </text:list-item>
              <text:list-item>
                <text:p><text:span text:style-name="T5">break, continue</text:span></text:p>
              </text:list-item>
              <text:list-item>
                <text:p><text:span text:style-name="T5">increment ++</text:span></text:p>
              </text:list-item>
              <text:list-item>
                <text:p><text:span text:style-name="T5">decrement –</text:span></text:p>
              </text:list-item>
              <text:list-item>
                <text:p><text:span text:style-name="T5">pre-and post-increment ++x and x++</text:span></text:p>
              </text:list-item>
              <text:list-item>
                <text:p><text:span text:style-name="T5">characters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Homework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/></text:p>
                <text:p><text:span text:style-name="T1"/></text:p>
                <text:p><text:span text:style-name="T4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s requested - switch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he switch statement looks like this:-</text:span></text:p>
                <text:p><text:span text:style-name="T1"/></text:p>
                <text:p><text:span text:style-name="T2">switch(n) {</text:span></text:p>
                <text:list>
                  <text:list-header>
                    <text:p><text:span text:style-name="T2">case 0: </text:span></text:p>
                    <text:list>
                      <text:list-header>
                        <text:p><text:span text:style-name="T2">break;</text:span></text:p>
                      </text:list-header>
                    </text:list>
                    <text:p><text:span text:style-name="T2">case 1:</text:span></text:p>
                    <text:list>
                      <text:list-header>
                        <text:p><text:span text:style-name="T4">break;</text:span></text:p>
                      </text:list-header>
                    </text:list>
                    <text:p><text:span text:style-name="T4">case 2:</text:span></text:p>
                    <text:list>
                      <text:list-header>
                        <text:p><text:span text:style-name="T4">break;</text:span></text:p>
                      </text:list-header>
                    </text:list>
                    <text:p><text:span text:style-name="T4">default:</text:span></text:p>
                    <text:p><text:span text:style-name="T4">}</text:span></text:p>
                  </text:list-header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s requested - switch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It can only switch on integer, character and boolean values, not strings or floating-point numbers.</text:span></text:p>
              </text:list-item>
              <text:list-item>
                <text:p><text:span text:style-name="T1">Uses for it - ??</text:span></text:p>
              </text:list-item>
              <text:list-item>
                <text:p><text:span text:style-name="T1">The break statements mean that the case clause exits when that case is true. <text:s/>The actions for that case are done, then the break takes effect.</text:span></text:p>
              </text:list-item>
              <text:list-item>
                <text:p><text:span text:style-name="T1">The default clause is entered if nothing has matched in the body of the switch statement</text:span></text:p>
                <text:p><text:span text:style-name="T1"/></text:p>
                <text:p><text:span text:style-name="T2">switch(n) {</text:span></text:p>
                <text:list>
                  <text:list-header>
                    <text:p><text:span text:style-name="T2">case 0: </text:span></text:p>
                    <text:list>
                      <text:list-header>
                        <text:p><text:span text:style-name="T2">dosomething(); break;</text:span></text:p>
                      </text:list-header>
                    </text:list>
                    <text:p><text:span text:style-name="T2">case 1:</text:span></text:p>
                    <text:list>
                      <text:list-header>
                        <text:p><text:span text:style-name="T4">dosomethingElse(); break;</text:span></text:p>
                      </text:list-header>
                    </text:list>
                    <text:p><text:span text:style-name="T4">case 2:</text:span></text:p>
                    <text:list>
                      <text:list-header>
                        <text:p><text:span text:style-name="T4">doNothing(); break;</text:span></text:p>
                      </text:list-header>
                    </text:list>
                    <text:p><text:span text:style-name="T4">default:</text:span></text:p>
                    <text:p><text:span text:style-name="T4">}</text:span></text:p>
                  </text:list-header>
                </text:list>
                <text:p><text:span text:style-name="T6"/></text:p>
              </text:list-item>
            </text:list>
          </draw:text-box>
        </draw:frame>
        <draw:custom-shape draw:style-name="gr2" draw:text-style-name="P3" draw:layer="layout" svg:width="6cm" svg:height="2cm" svg:x="15cm" svg:y="11.4cm">
          <text:p text:style-name="P3">A clause</text:p>
          <draw:enhanced-geometry svg:viewBox="0 0 21600 21600" draw:text-areas="800 800 20800 20800" draw:type="round-rectangular-callout" draw:modifiers="-28993.1678053658 14680.65967016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6cm" svg:height="2cm" svg:x="15.4cm" svg:y="15cm">
          <text:p text:style-name="P3">Another clause</text:p>
          <draw:enhanced-geometry svg:viewBox="0 0 21600 21600" draw:text-areas="800 800 20800 20800" draw:type="round-rectangular-callout" draw:modifiers="-28993.1678053658 14680.65967016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8.4cm" svg:height="1.4cm" svg:x="15.8cm" svg:y="17.8cm">
          <text:p text:style-name="P3">Empty, no action taken</text:p>
          <draw:enhanced-geometry svg:viewBox="0 0 21600 21600" draw:text-areas="800 800 20800 20800" draw:type="round-rectangular-callout" draw:modifiers="-21875.1101059398 6629.55032119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or switch demo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2">int remainder;</text:span></text:p>
                <text:p><text:span text:style-name="T2"/></text:p>
                <text:p><text:span text:style-name="T2">for (int n = 0; n &lt; 10; n++) {</text:span></text:p>
                <text:list>
                  <text:list-header>
                    <text:p><text:span text:style-name="T2">remainder = n % 3;</text:span></text:p>
                    <text:p><text:span text:style-name="T2">switch(remainder) {</text:span></text:p>
                    <text:list>
                      <text:list-header>
                        <text:p><text:span text:style-name="T2">case 0:</text:span></text:p>
                        <text:list>
                          <text:list-header>
                            <text:p><text:span text:style-name="T2">printf(“%d is an exact multiple of 3\n”, n); break;</text:span></text:p>
                          </text:list-header>
                        </text:list>
                        <text:p><text:span text:style-name="T2">case 1:</text:span></text:p>
                        <text:list>
                          <text:list-header>
                            <text:p><text:span text:style-name="T4">printf(“%d / 3 has remainder one\n”, n); break;</text:span></text:p>
                          </text:list-header>
                        </text:list>
                        <text:p><text:span text:style-name="T4">case 2:</text:span></text:p>
                        <text:list>
                          <text:list-header>
                            <text:p><text:span text:style-name="T4">printf(“%d / 3 has remainder two\n”, n); break;</text:span></text:p>
                          </text:list-header>
                        </text:list>
                        <text:p><text:span text:style-name="T4">default:</text:span></text:p>
                        <text:p><text:span text:style-name="T4">}</text:span></text:p>
                      </text:list-header>
                    </text:list>
                    <text:p><text:span text:style-name="T4">}</text:span></text:p>
                  </text:list-header>
                </text:list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tter switch demo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2">int htmlErrorCode;</text:span></text:p>
                <text:p><text:span text:style-name="T2"/></text:p>
                <text:p><text:span text:style-name="T2">htmlErrorCode = doSomeProcessing();</text:span></text:p>
                <text:list>
                  <text:list-header>
                    <text:p><text:span text:style-name="T2"/></text:p>
                  </text:list-header>
                </text:list>
                <text:p><text:span text:style-name="T2">switch(htmlErrorCode) {</text:span></text:p>
                <text:list>
                  <text:list-header>
                    <text:p><text:span text:style-name="T2">case 100:</text:span></text:p>
                    <text:list>
                      <text:list-header>
                        <text:p><text:span text:style-name="T2">// not an error, everything is OK</text:span></text:p>
                        <text:p><text:span text:style-name="T2">; break;</text:span></text:p>
                      </text:list-header>
                    </text:list>
                    <text:p><text:span text:style-name="T2">case 404:</text:span></text:p>
                    <text:list>
                      <text:list-header>
                        <text:p><text:span text:style-name="T2">printf(“Page Not found!\n”,); break;</text:span></text:p>
                      </text:list-header>
                    </text:list>
                    <text:p><text:span text:style-name="T2">case 500:</text:span></text:p>
                    <text:list>
                      <text:list-header>
                        <text:p><text:span text:style-name="T4">printf(“Forbidden!\n”); break;</text:span></text:p>
                      </text:list-header>
                    </text:list>
                    <text:p><text:span text:style-name="T4">default:</text:span></text:p>
                    <text:list>
                      <text:list-header>
                        <text:p><text:span text:style-name="T4">printf(“Unknown error!\n”); break;</text:span></text:p>
                      </text:list-header>
                    </text:list>
                    <text:p><text:span text:style-name="T4">}</text:span></text:p>
                  </text:list-header>
                </text:list>
                <text:p><text:span text:style-name="T4">}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sert here &gt;&gt;&gt;&gt;&gt;&gt;&gt;&gt;&gt;&gt;&gt;&gt;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hese take the form :-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nting Whole String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e can use printf() to print the whole string in one go :-</text:span></text:p>
                <text:p><text:span text:style-name="T1"/></text:p>
                <text:p><text:span text:style-name="T2">char myString = “Hello, World!”;</text:span></text:p>
                <text:p><text:span text:style-name="T2">printf(“%s\n”, myString);</text:span></text:p>
                <text:p><text:span text:style-name="T2"/></text:p>
              </text:list-item>
              <text:list-item>
                <text:p><text:span text:style-name="T1">We use the %s placeholder to print the str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nting the characters of a string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e already know that we can use a loop - a for loop would do - </text:span></text:p>
                <text:p><text:span text:style-name="T1">to access the individual characters using the array [ ] brackets :-</text:span></text:p>
                <text:p><text:span text:style-name="T1"/></text:p>
                <text:p><text:span text:style-name="T2">char myString = “Hello, World!”;</text:span></text:p>
                <text:p><text:span text:style-name="T2"/></text:p>
                <text:p><text:span text:style-name="T2">for (i = 0; i&lt; ; i++) {</text:span></text:p>
                <text:list>
                  <text:list-header>
                    <text:p><text:span text:style-name="T2">printf(“%c”, myString[i])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This will work, except for one thing</text:span></text:p>
              </text:list-item>
              <text:list-item>
                <text:p><text:span text:style-name="T1">What is it?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ngth of a string</text:p>
          </draw:text-box>
        </draw:frame>
        <draw:frame presentation:style-name="pr4" draw:text-style-name="P1" draw:layer="layout" svg:width="25.839cm" svg:height="15.657cm" svg:x="1.561cm" svg:y="4.343cm" presentation:class="outline" presentation:user-transformed="true">
          <draw:text-box>
            <text:list text:style-name="L2">
              <text:list-item>
                <text:p><text:span text:style-name="T1">We don't know the length of the string, yet.</text:span></text:p>
                <text:p><text:span text:style-name="T1"/></text:p>
              </text:list-item>
              <text:list-item>
                <text:p><text:span text:style-name="T1">So, there are a whole lot of useful functions in string.h to help us out. <text:s/>The one we want is </text:span><text:span text:style-name="T7">strlen</text:span><text:span text:style-name="T1"> - return the length of a string.</text:span></text:p>
                <text:p><text:span text:style-name="T1"/></text:p>
                <text:p><text:span text:style-name="T2">#include &lt;string.h&gt;</text:span></text:p>
                <text:p><text:span text:style-name="T2">char myString = “Hello, World!”;</text:span></text:p>
                <text:p><text:span text:style-name="T2">for (i = 0; i &lt; strlen(myString); i++) {</text:span></text:p>
                <text:list>
                  <text:list-header>
                    <text:p><text:span text:style-name="T2">printf(“%c”, myString[i]);</text:span></text:p>
                    <text:p><text:span text:style-name="T2">}</text:span></text:p>
                  </text:list-header>
                </text:list>
                <text:p><text:span text:style-name="T1"/></text:p>
              </text:list-item>
              <text:list-item>
                <text:p><text:span text:style-name="T1">Note that strlen tells us the length of a string minus its final null. <text:s/>So we know how many printable characters are in it.</text:span></text:p>
              </text:list-item>
              <text:list-item>
                <text:p><text:span text:style-name="T1">We must remember that it needs an array of size length + 1 to be stored in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len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So “Hello World” has 11 characters in it.</text:span></text:p>
              </text:list-item>
              <text:list-item>
                <text:p><text:span text:style-name="T1">When its stored in memory as a string, it has a null on the end, to mark where the end is.</text:span></text:p>
              </text:list-item>
              <text:list-item>
                <text:p><text:span text:style-name="T1">So - if we wanted to declare a string big enough to hold it, we'd say :-</text:span></text:p>
                <text:p><text:span text:style-name="T1"/></text:p>
                <text:p><text:span text:style-name="T2">char myString[12];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ing.h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1">String.h contains lots of other useful functions, including :-</text:span></text:p>
                <text:p><text:span text:style-name="T1"/></text:p>
              </text:list-header>
              <text:list-item>
                <text:p><text:span text:style-name="T1">strcat - join (concatenate) two strings together</text:span></text:p>
              </text:list-item>
              <text:list-item>
                <text:p><text:span text:style-name="T1">strcpy - copy a string from one place to another</text:span></text:p>
              </text:list-item>
              <text:list-item>
                <text:p><text:span text:style-name="T1">strcmp - compare two strings</text:span></text:p>
                <text:p><text:span text:style-name="T1"/></text:p>
              </text:list-item>
              <text:list-item>
                <text:p><text:span text:style-name="T1">and things like toupper(), which we need soon.</text:span></text:p>
                <text:p><text:span text:style-name="T1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oupper()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his function takes a single character, and if its a lower-case letter (a .. z), turns it into the equivalent upper-case one (A .. Z)</text:span></text:p>
                <text:p><text:span text:style-name="T1"/></text:p>
                <text:p><text:span text:style-name="T2">#include &lt;string.h&gt;</text:span></text:p>
                <text:p><text:span text:style-name="T2">char myString = “Hello, World!”;</text:span></text:p>
                <text:p><text:span text:style-name="T2">for (i = 0; i &lt; strlen(myString); i++) {</text:span></text:p>
                <text:list>
                  <text:list-header>
                    <text:p><text:span text:style-name="T2">printf(“%c”, toupper(myString[i]));</text:span></text:p>
                    <text:p><text:span text:style-name="T2">}</text:span></text:p>
                  </text:list-header>
                </text:list>
                <text:p><text:span text:style-name="T2"/></text:p>
              </text:list-item>
              <text:list-item>
                <text:p><text:span text:style-name="T1">Note how the lower-case letters get converted</text:span></text:p>
              </text:list-item>
              <text:list-item>
                <text:p><text:span text:style-name="T1">But the space, comma, and bang are left alone</text:span></text:p>
                <text:p><text:span text:style-name="T1"/></text:p>
                <text:p><text:span text:style-name="T1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# Users tend to break thing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String handling isn't very good in the standard C library (string.h is part of that library).</text:span></text:p>
              </text:list-item>
              <text:list-item>
                <text:p><text:span text:style-name="T1">You may have heard of “a buffer overflow exploit”. <text:s/>C strings illustrate this problem quite neatly.</text:span></text:p>
                <text:p><text:span text:style-name="T1"/></text:p>
                <text:p><text:span text:style-name="T2">char myInputBuffer[80];</text:span></text:p>
                <text:p><text:span text:style-name="T2">int pinCode = 1234;</text:span></text:p>
                <text:p><text:span text:style-name="T2">char myPassword[] = “123456”;</text:span></text:p>
                <text:p><text:span text:style-name="T2"/></text:p>
                <text:p><text:span text:style-name="T1">If i ask a user for some input, I'm fine if they enter 80 characters or fewer, I'll store them in myInputBuffer.</text:span></text:p>
              </text:list-item>
              <text:list-item>
                <text:p><text:span text:style-name="T1">But if they enter more than 80, my C program will still try and store them all</text:span></text:p>
              </text:list-item>
              <text:list-item>
                <text:p><text:span text:style-name="T1">Once we overflow the area of memory for the string - the buffer - we will overwrite the number that is my pin code, and then my password.</text:span></text:p>
              </text:list-item>
              <text:list-item>
                <text:p><text:span text:style-name="T1">If the program also tried to read more than 80 characters of myInputBuffer, it could well read the values on pinCode and myPassword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ple user input - gets()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So, when handling input in C, and strings in general, we have to take care.</text:span></text:p>
              </text:list-item>
              <text:list-item>
                <text:p><text:span text:style-name="T1">We'll look at several ways of getting keyboard input. <text:s/>The first is gets() - “get string”.</text:span></text:p>
                <text:p><text:span text:style-name="T1"/></text:p>
                <text:p><text:span text:style-name="T2">char buffer[128];</text:span></text:p>
                <text:p><text:span text:style-name="T2">gets(buffer);</text:span></text:p>
                <text:p><text:span text:style-name="T8">printf(“You entered: %s\n”, buffer);</text:span></text:p>
                <text:p><text:span text:style-name="T1"/></text:p>
              </text:list-item>
              <text:list-item>
                <text:p><text:span text:style-name="T1">We give gets() a string variable, also called a buffer, an array of characters, to store its input in. <text:s/>It waits for keyboard input, up to 'Return'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#A quick word about stream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A C program has 3 streams, called -</text:span></text:p>
                <text:list>
                  <text:list-item>
                    <text:p><text:span text:style-name="T1">stdin </text:span><text:span text:style-name="T1"><text:tab/></text:span><text:span text:style-name="T1">(standard in)</text:span></text:p>
                  </text:list-item>
                  <text:list-item>
                    <text:p><text:span text:style-name="T1">stdout </text:span><text:span text:style-name="T1"><text:tab/></text:span><text:span text:style-name="T1">(standard out) and</text:span></text:p>
                  </text:list-item>
                  <text:list-item>
                    <text:p><text:span text:style-name="T1">stderr</text:span><text:span text:style-name="T1"><text:tab/></text:span><text:span text:style-name="T1">(standard error)</text:span></text:p>
                  </text:list-item>
                </text:list>
                <text:p><text:span text:style-name="T1"/></text:p>
              </text:list-item>
              <text:list-item>
                <text:p><text:span text:style-name="T1">They originate from C's Unix background. <text:s/>stdin is a stream of characters that come from a keyboard.</text:span></text:p>
              </text:list-item>
              <text:list-item>
                <text:p><text:span text:style-name="T1">stdout is a stream of characters that goes to a display.</text:span></text:p>
              </text:list-item>
              <text:list-item>
                <text:p><text:span text:style-name="T1">stderr is a separate output stream particularly for error messages.</text:span></text:p>
                <text:p><text:span text:style-name="T1"/></text:p>
              </text:list-item>
              <text:list-item>
                <text:p><text:span text:style-name="T1">In Unix-type operating systems, these streams can be made to come from files, and go to files, or other programs inputs and outputs. <text:s/>This makes it possible to “join” programs together with pipes, which is very useful.</text:span></text:p>
              </text:list-item>
              <text:list-item>
                <text:p><text:span text:style-name="T1">Anyway, we want stdin, the stream of characters from the keyboard</text:span></text:p>
              </text:list-item>
              <text:list-item>
                <text:p><text:span text:style-name="T1"/></text:p>
                <text:p><text:span text:style-name="T2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# fgets() is much better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fgets (short for file - get - string) will be used to read from stdin</text:span></text:p>
              </text:list-item>
              <text:list-item>
                <text:p><text:span text:style-name="T1">we can tell it how many characters to read, making it much safer than gets().</text:span></text:p>
                <text:p><text:span text:style-name="T2"/></text:p>
                <text:p><text:span text:style-name="T2">char buffer[128];</text:span></text:p>
                <text:p><text:span text:style-name="T2">fgets(buffer, 128, stdin);</text:span></text:p>
                <text:p><text:span text:style-name="T2">printf("You entered &lt;%s&gt;\n", buffer);</text:span></text:p>
                <text:p><text:span text:style-name="T2">printf("Your string was %d characters long\n", strlen(buffer));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mework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Use fgets() to read a line from the keyboard</text:span></text:p>
              </text:list-item>
              <text:list-item>
                <text:p><text:span text:style-name="T1">clobber the final \n</text:span></text:p>
              </text:list-item>
              <text:list-item>
                <text:p><text:span text:style-name="T1">turn the characters to upper case with toupper()</text:span></text:p>
              </text:list-item>
              <text:list-item>
                <text:p><text:span text:style-name="T1">then encode them to ROT13 (from last week)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Woodrow</meta:initial-creator>
    <meta:creation-date>2015-12-18T19:25:48</meta:creation-date>
    <dc:date>2016-01-19T07:26:19</dc:date>
    <dc:creator>Mark Woodrow</dc:creator>
    <meta:editing-duration>PT3H53M56S</meta:editing-duration>
    <meta:editing-cycles>13</meta:editing-cycles>
    <meta:generator>LibreOffice/3.5$Linux_x86 LibreOffice_project/350m1$Build-2</meta:generator>
    <meta:document-statistic meta:object-count="104"/>
  </office:meta>
</office:document-meta>
</file>